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5.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V1-Default</text:p>
          </table:table-cell>
          <table:table-cell table:style-name="ce1" office:value-type="string" calcext:value-type="string">
            <text:p>V1-Optimized</text:p>
          </table:table-cell>
          <table:table-cell table:style-name="ce1" office:value-type="string" calcext:value-type="string">
            <text:p>V2-ite_Failed</text:p>
          </table:table-cell>
          <table:table-cell table:style-name="ce1" office:value-type="string" calcext:value-type="string">
            <text:p>V3-Pre-processed</text:p>
          </table:table-cell>
          <table:table-cell table:style-name="ce4" office:value-type="string" calcext:value-type="string">
            <text:p>B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72.63" calcext:value-type="float">
            <text:p>72.63</text:p>
          </table:table-cell>
          <table:table-cell office:value-type="float" office:value="40.9" calcext:value-type="float">
            <text:p>40.9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.7" calcext:value-type="float">
            <text:p>3.7</text:p>
          </table:table-cell>
          <table:table-cell table:style-name="ce5" table:formula="of:=IF(MIN([.B2];[.C2];[.D2];[.E2])=[.B2]; &quot;V1-Default&quot;;IF(MIN([.B2];[.C2];[.D2];[.E2])=[.C2]; &quot;V1-Optimized&quot;; IF(MIN([.B2];[.C2];[.D2];[.E2])=[.D2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formula="of:=IF(MIN([.B3];[.C3];[.D3];[.E3])=[.B3]; &quot;V1-Default&quot;;IF(MIN([.B3];[.C3];[.D3];[.E3])=[.C3]; &quot;V1-Optimized&quot;; IF(MIN([.B3];[.C3];[.D3];[.E3])=[.D3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74" calcext:value-type="float">
            <text:p>2.74</text:p>
          </table:table-cell>
          <table:table-cell office:value-type="float" office:value="1.46" calcext:value-type="float">
            <text:p>1.46</text:p>
          </table:table-cell>
          <table:table-cell office:value-type="float" office:value="5.5" calcext:value-type="float">
            <text:p>5.5</text:p>
          </table:table-cell>
          <table:table-cell table:style-name="ce2" office:value-type="float" office:value="0.23" calcext:value-type="float">
            <text:p>0.23</text:p>
          </table:table-cell>
          <table:table-cell table:style-name="ce5" table:formula="of:=IF(MIN([.B4];[.C4];[.D4];[.E4])=[.B4]; &quot;V1-Default&quot;;IF(MIN([.B4];[.C4];[.D4];[.E4])=[.C4]; &quot;V1-Optimized&quot;; IF(MIN([.B4];[.C4];[.D4];[.E4])=[.D4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 table:number-columns-spanned="1" table:number-rows-spanned="2">
            <text:p>Trace Types</text:p>
          </table:table-cell>
          <table:table-cell table:style-name="ce1" office:value-type="string" calcext:value-type="string" table:number-columns-spanned="1" table:number-rows-spanned="2">
            <text:p>Facts</text:p>
          </table:table-cell>
          <table:table-cell table:style-name="ce1" office:value-type="string" calcext:value-type="string" table:number-columns-spanned="1" table:number-rows-spanned="2">
            <text:p>Traced Elements</text:p>
          </table:table-cell>
          <table:table-cell table:style-name="ce1" office:value-type="string" calcext:value-type="string" table:number-columns-spanned="1" table:number-rows-spanned="2">
            <text:p>Manual Traces</text:p>
          </table:table-cell>
          <table:table-cell table:style-name="ce1" office:value-type="string" calcext:value-type="string" table:number-columns-spanned="1" table:number-rows-spanned="2">
            <text:p>Inferred Traces</text:p>
          </table:table-cell>
          <table:table-cell table:style-name="ce1" office:value-type="string" calcext:value-type="string" table:number-columns-spanned="1" table:number-rows-spanned="2">
            <text:p>Incons.</text:p>
          </table:table-cell>
          <table:table-cell table:number-columns-repeated="2"/>
        </table:table-row>
        <table:table-row table:style-name="ro1">
          <table:table-cell table:style-name="ce1"/>
          <table:covered-table-cell table:number-columns-repeated="6" table:style-name="ce1"/>
          <table:table-cell table:number-columns-repeated="2"/>
        </table:table-row>
        <table:table-row table:style-name="ro1">
          <table:table-cell office:value-type="string" calcext:value-type="string">
            <text:p>CMS_Model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640-[.E9]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edMod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247-[.E10]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M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74-[.E11]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Allo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z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illiseconds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67922" calcext:value-type="float" table:number-columns-spanned="2" table:number-rows-spanned="1">
            <text:p>67922</text:p>
          </table:table-cell>
          <table:covered-table-cell/>
          <table:table-cell office:value-type="float" office:value="23215" calcext:value-type="float">
            <text:p>23215</text:p>
          </table:table-cell>
          <table:table-cell table:style-name="ce2" office:value-type="float" office:value="25668" calcext:value-type="float">
            <text:p>25668</text:p>
          </table:table-cell>
          <table:table-cell table:style-name="ce2" office:value-type="float" office:value="40900" calcext:value-type="float" table:number-columns-spanned="2" table:number-rows-spanned="1">
            <text:p>40900</text:p>
          </table:table-cell>
          <table:covered-table-cell table:style-name="ce2"/>
          <table:table-cell table:style-name="ce2" office:value-type="string" calcext:value-type="string">
            <text:p>1.000.000+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4428" calcext:value-type="float" table:number-columns-spanned="2" table:number-rows-spanned="1">
            <text:p>4428</text:p>
          </table:table-cell>
          <table:covered-table-cell/>
          <table:table-cell office:value-type="float" office:value="3446" calcext:value-type="float">
            <text:p>34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80" calcext:value-type="float" table:number-columns-spanned="2" table:number-rows-spanned="1">
            <text:p>480</text:p>
          </table:table-cell>
          <table:covered-table-cell table:style-name="ce2"/>
          <table:table-cell table:style-name="ce2" office:value-type="float" office:value="64550" calcext:value-type="float">
            <text:p>6455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24" calcext:value-type="float" table:number-columns-spanned="2" table:number-rows-spanned="1">
            <text:p>724</text:p>
          </table:table-cell>
          <table:covered-table-cell/>
          <table:table-cell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60" calcext:value-type="float" table:number-columns-spanned="2" table:number-rows-spanned="1">
            <text:p>1460</text:p>
          </table:table-cell>
          <table:covered-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1946013" calcext:value-type="float">
            <text:p>1946013</text:p>
          </table:table-cell>
          <table:table-cell office:value-type="float" office:value="3832838" calcext:value-type="float">
            <text:p>3832838</text:p>
          </table:table-cell>
          <table:table-cell office:value-type="float" office:value="93875" calcext:value-type="float">
            <text:p>93875</text:p>
          </table:table-cell>
          <table:table-cell table:style-name="ce2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111733" calcext:value-type="float">
            <text:p>111733</text:p>
          </table:table-cell>
          <table:table-cell office:value-type="float" office:value="216416" calcext:value-type="float">
            <text:p>216416</text:p>
          </table:table-cell>
          <table:table-cell office:value-type="float" office:value="13301" calcext:value-type="float">
            <text:p>13301</text:p>
          </table:table-cell>
          <table:table-cell table:style-name="ce2" office:value-type="float" office:value="2847887" calcext:value-type="float">
            <text:p>2847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4859" calcext:value-type="float">
            <text:p>4859</text:p>
          </table:table-cell>
          <table:table-cell office:value-type="float" office:value="8955" calcext:value-type="float">
            <text:p>8955</text:p>
          </table:table-cell>
          <table:table-cell office:value-type="float" office:value="1552" calcext:value-type="float">
            <text:p>1552</text:p>
          </table:table-cell>
          <table:table-cell table:style-name="ce2" office:value-type="float" office:value="11585" calcext:value-type="float">
            <text:p>11585</text:p>
          </table:table-cell>
          <table:table-cell table:number-columns-repeated="4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nd . -name '*.java' | xargs wc -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configuration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command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startup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ui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odel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.crocopa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editor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visualization.jgrapx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core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editor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visualization/src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specification.editor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table:number-columns-repeated="4"/>
          <table:table-cell table:formula="of:=SUM([.E5:.E18])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6:21:00.084761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7-06T16:22:20.084604816</dc:date>
    <meta:editing-duration>PT2H11M55S</meta:editing-duration>
    <meta:editing-cycles>23</meta:editing-cycles>
    <meta:generator>LibreOffice/5.1.6.2$Linux_X86_64 LibreOffice_project/10m0$Build-2</meta:generator>
    <meta:document-statistic meta:table-count="2" meta:cell-count="134" meta:object-count="0"/>
  </office:meta>
</office:document-meta>
</file>